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800000"/>
    </style:style>
    <style:style style:name="P4" style:family="paragraph" style:parent-style-name="Standard">
      <style:paragraph-properties fo:text-align="center" style:justify-single-word="false"/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ando Terminal Linux</text:p>
      <text:p text:style-name="P4">Localizando arquivos</text:p>
      <text:p text:style-name="P1"/>
      <text:p text:style-name="P2">Localizando arquivos com LOCATE</text:p>
      <text:p text:style-name="P3">locate nome-do-arquivo</text:p>
      <text:p text:style-name="P2"/>
      <text:p text:style-name="P2">Localizando arquivos com WHEREIS</text:p>
      <text:p text:style-name="P3">whereis nome-do-arquivo</text:p>
      <text:p text:style-name="P2"/>
      <text:p text:style-name="P2">Localizando arquivos com WHICH (apenas binários)</text:p>
      <text:p text:style-name="P3">which nome-do-arquivo</text:p>
      <text:p text:style-name="P3"/>
      <text:p text:style-name="P2">Localizando arquivos com FIND dentro de um diretório específico</text:p>
      <text:p text:style-name="P3">find /root/ -name nome-do-arquivo</text:p>
      <text:p text:style-name="P3"/>
      <text:p text:style-name="P2">Localizando arquivos com FIND em todos os diretórios</text:p>
      <text:p text:style-name="P3">find / -name nome-do-arq*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25T15:41:06</meta:creation-date>
    <meta:document-statistic meta:table-count="0" meta:image-count="0" meta:object-count="0" meta:page-count="1" meta:paragraph-count="12" meta:word-count="50" meta:character-count="394"/>
    <dc:date>2020-12-25T15:49:27</dc:date>
    <dc:creator>Jarbas Bento</dc:creator>
    <meta:editing-duration>PT8M22S</meta:editing-duration>
    <meta:editing-cycles>1</meta:editing-cycles>
    <meta:generator>OpenOffice/4.1.8$Unix OpenOffice.org_project/418m3$Build-9803</meta:generator>
  </office:meta>
</office:document-meta>
</file>